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6EF7D0A36691F4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51cm, 0cm, 3.407cm, 0cm)" draw:image-opacity="100%" style:mirror="none"/>
    </style:style>
    <style:style style:name="gr2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66ff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32cm, 0cm, 3.417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51cm, 0cm, 3.407cm, 0cm)" draw:image-opacity="100%" style:mirror="horizontal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8" style:family="graphic" style:parent-style-name="standard">
      <style:graphic-properties draw:fill-color="#3399ff" draw:textarea-horizontal-align="justify" draw:textarea-vertical-align="middle" draw:auto-grow-height="false" fo:min-height="1.528cm" fo:min-width="2.294cm"/>
    </style:style>
    <style:style style:name="gr9" style:family="graphic" style:parent-style-name="standard">
      <style:graphic-properties svg:stroke-color="#ff0000" draw:fill-color="#ff9999" draw:textarea-horizontal-align="justify" draw:textarea-vertical-align="middle" draw:auto-grow-height="false" fo:min-height="1.528cm" fo:min-width="2.29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4.602cm" svg:height="2.112cm" draw:transform="rotate (0.719250184746863) translate (20.346cm 14.159cm)">
            <draw:image xlink:href="Pictures/10000201000001F4000001F46EF7D0A36691F48F.png" xlink:type="simple" xlink:show="embed" xlink:actuate="onLoad">
              <text:p/>
            </draw:image>
          </draw:frame>
          <draw:line draw:style-name="gr2" draw:text-style-name="P2" draw:layer="layout" svg:x1="22.834cm" svg:y1="13.277cm" svg:x2="21.329cm" svg:y2="14.137cm">
            <text:p/>
          </draw:line>
          <draw:line draw:style-name="gr3" draw:text-style-name="P2" draw:layer="layout" svg:x1="22.834cm" svg:y1="13.28cm" svg:x2="23.694cm" svg:y2="14.781cm">
            <text:p/>
          </draw:line>
          <draw:line draw:style-name="gr4" draw:text-style-name="P2" draw:layer="layout" svg:x1="24.554cm" svg:y1="13.492cm" svg:x2="22.834cm" svg:y2="13.28cm">
            <text:p/>
          </draw:line>
        </draw:g>
        <draw:g>
          <draw:frame draw:style-name="gr5" draw:text-style-name="P1" draw:layer="layout" svg:width="4.602cm" svg:height="2.183cm" draw:transform="rotate (0.283441470523879) translate (12.14cm 8.711cm)">
            <draw:image xlink:href="Pictures/10000201000001F4000001F46EF7D0A36691F48F.png" xlink:type="simple" xlink:show="embed" xlink:actuate="onLoad">
              <text:p/>
            </draw:image>
          </draw:frame>
          <draw:line draw:style-name="gr2" draw:text-style-name="P2" draw:layer="layout" svg:x1="14.841cm" svg:y1="8.966cm" svg:x2="13.16cm" svg:y2="9.386cm">
            <text:p/>
          </draw:line>
          <draw:line draw:style-name="gr3" draw:text-style-name="P2" draw:layer="layout" svg:x1="14.841cm" svg:y1="8.97cm" svg:x2="15.262cm" svg:y2="10.648cm">
            <text:p/>
          </draw:line>
          <draw:line draw:style-name="gr4" draw:text-style-name="P2" draw:layer="layout" svg:x1="16.439cm" svg:y1="9.639cm" svg:x2="14.841cm" svg:y2="8.97cm">
            <text:p/>
          </draw:line>
        </draw:g>
        <draw:g>
          <draw:frame draw:style-name="gr6" draw:text-style-name="P1" draw:layer="layout" svg:width="4.602cm" svg:height="2.112cm" draw:transform="skewX (-0.000872664625997173) rotate (-0.719250184746863) translate (5.658cm 11.226cm)">
            <draw:image xlink:href="Pictures/10000201000001F4000001F46EF7D0A36691F48F.png" xlink:type="simple" xlink:show="embed" xlink:actuate="onLoad">
              <text:p/>
            </draw:image>
          </draw:frame>
          <draw:line draw:style-name="gr2" draw:text-style-name="P2" draw:layer="layout" svg:x1="6.54cm" svg:y1="13.268cm" svg:x2="8.045cm" svg:y2="14.128cm">
            <text:p/>
          </draw:line>
          <draw:line draw:style-name="gr3" draw:text-style-name="P2" draw:layer="layout" svg:x1="6.54cm" svg:y1="13.271cm" svg:x2="5.68cm" svg:y2="14.772cm">
            <text:p/>
          </draw:line>
          <draw:line draw:style-name="gr4" draw:text-style-name="P2" draw:layer="layout" svg:x1="4.821cm" svg:y1="13.483cm" svg:x2="6.541cm" svg:y2="13.271cm">
            <text:p/>
          </draw:line>
        </draw:g>
        <draw:custom-shape draw:style-name="gr7" draw:text-style-name="P1" xml:id="id3" draw:id="id3" draw:layer="layout" svg:width="2.794cm" svg:height="1.778cm" svg:x="6.072cm" svg:y="10.768cm">
          <text:p text:style-name="P1"><text:span text:style-name="T1">Tracked</text:span></text:p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2.794cm" svg:height="1.778cm" svg:x="13.208cm" svg:y="6.604cm">
          <text:p text:style-name="P1"><text:span text:style-name="T1">Keyfram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2.794cm" svg:height="1.778cm" svg:x="20.397cm" svg:y="10.676cm">
          <text:p text:style-name="P1"><text:span text:style-name="T1">Tracked</text:span></text:p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2" draw:id="id2" draw:layer="layout" svg:width="2.794cm" svg:height="1.778cm" svg:x="13.199cm" svg:y="4.118cm">
          <text:p text:style-name="P1"><text:span text:style-name="T1">Estimated</text:span></text:p>
          <text:p text:style-name="P1"><text:span text:style-name="T1">Depth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4.605cm" svg:y1="6.604cm" svg:x2="14.596cm" svg:y2="5.896cm" draw:start-shape="id1" draw:start-glue-point="0" draw:end-shape="id2" draw:end-glue-point="2" svg:d="M14605 6604l-9-708" svg:viewBox="0 0 10 709">
          <text:p/>
        </draw:connector>
        <draw:connector draw:style-name="gr10" draw:text-style-name="P2" draw:layer="layout" draw:type="line" svg:x1="13.208cm" svg:y1="7.493cm" svg:x2="8.866cm" svg:y2="11.657cm" draw:start-shape="id1" draw:start-glue-point="3" draw:end-shape="id3" draw:end-glue-point="1" svg:d="M13208 7493l-4342 4164" svg:viewBox="0 0 4343 4165">
          <text:p/>
        </draw:connector>
        <draw:frame draw:style-name="gr11" draw:text-style-name="P5" draw:layer="layout" svg:width="3.135cm" svg:height="1.039cm" svg:x="18.142cm" svg:y="8.112cm">
          <draw:text-box>
            <text:p text:style-name="P1"><text:span text:style-name="T2">Estimated sim(3)</text:span></text:p>
            <text:p text:style-name="P1"><text:span text:style-name="T2">transformation</text:span></text:p>
          </draw:text-box>
        </draw:frame>
        <draw:frame draw:style-name="gr11" draw:text-style-name="P5" draw:layer="layout" svg:width="3.135cm" svg:height="1.039cm" svg:x="7.942cm" svg:y="8.013cm">
          <draw:text-box>
            <text:p text:style-name="P1"><text:span text:style-name="T2">Estimated sim(3)</text:span></text:p>
            <text:p text:style-name="P1"><text:span text:style-name="T2">transformation</text:span></text:p>
          </draw:text-box>
        </draw:frame>
        <draw:connector draw:style-name="gr10" draw:text-style-name="P2" draw:layer="layout" draw:type="line" svg:x1="20.397cm" svg:y1="11.565cm" svg:x2="8.866cm" svg:y2="11.657cm" draw:start-shape="id4" draw:start-glue-point="3" draw:end-shape="id3" draw:end-glue-point="1" svg:d="M20397 11565l-11531 92" svg:viewBox="0 0 11532 93">
          <text:p/>
        </draw:connector>
        <draw:connector draw:style-name="gr10" draw:text-style-name="P2" draw:layer="layout" draw:type="line" svg:x1="16.002cm" svg:y1="7.493cm" svg:x2="20.397cm" svg:y2="11.565cm" draw:start-shape="id1" draw:start-glue-point="1" draw:end-shape="id4" draw:end-glue-point="3" svg:d="M16002 7493l4395 4072" svg:viewBox="0 0 4396 4073">
          <text:p/>
        </draw:connector>
        <draw:frame draw:style-name="gr11" draw:text-style-name="P5" draw:layer="layout" svg:width="3.135cm" svg:height="1.039cm" svg:x="13.143cm" svg:y="11.713cm">
          <draw:text-box>
            <text:p text:style-name="P1"><text:span text:style-name="T2">Estimated sim(3)</text:span></text:p>
            <text:p text:style-name="P1"><text:span text:style-name="T2">transformation</text:span></text:p>
          </draw:text-box>
        </draw:frame>
        <draw:frame draw:style-name="gr12" draw:text-style-name="P6" draw:layer="layout" svg:width="1.016cm" svg:height="1.114cm" svg:x="16.002cm" svg:y="6.204cm">
          <draw:text-box>
            <text:p>t<text:span text:style-name="T3">1</text:span></text:p>
          </draw:text-box>
        </draw:frame>
        <draw:frame draw:style-name="gr12" draw:text-style-name="P6" draw:layer="layout" svg:width="1.016cm" svg:height="1.114cm" svg:x="23.168cm" svg:y="10.268cm">
          <draw:text-box>
            <text:p>t<text:span text:style-name="T3">2</text:span></text:p>
          </draw:text-box>
        </draw:frame>
        <draw:frame draw:style-name="gr12" draw:text-style-name="P6" draw:layer="layout" svg:width="1.016cm" svg:height="1.114cm" svg:x="8.866cm" svg:y="10.04cm">
          <draw:text-box>
            <text:p>t<text:span text:style-name="T3">3</text:span></text:p>
          </draw:text-box>
        </draw:frame>
        <draw:connector draw:style-name="gr10" draw:text-style-name="P2" draw:layer="layout" draw:type="line" svg:x1="6.072cm" svg:y1="11.657cm" svg:x2="4.409cm" svg:y2="11.697cm" draw:start-shape="id3" draw:start-glue-point="3" svg:d="M6072 11657l-1663 40" svg:viewBox="0 0 1664 4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55:10.078891066</meta:creation-date>
    <dc:date>2018-03-09T11:51:33.091278837</dc:date>
    <meta:editing-duration>PT15M11S</meta:editing-duration>
    <meta:editing-cycles>5</meta:editing-cycles>
    <meta:generator>LibreOffice/5.1.6.2$Linux_X86_64 LibreOffice_project/10m0$Build-2</meta:generator>
    <meta:document-statistic meta:object-count="53"/>
  </office:meta>
</office:document-meta>
</file>